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start" style:justify-single-word="false"/>
      <style:text-properties style:font-name="Trebuchet M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NA KUMI</text:p>
      <text:p text:style-name="P1"/>
      <text:p text:style-name="P1"/>
      <text:p text:style-name="P1"/>
      <text:p text:style-name="P1"/>
      <text:p text:style-name="P1"/>
      <text:p text:style-name="P1"/>
      <text:p text:style-name="P1"/>
      <text:p text:style-name="P1"/>
      <text:p text:style-name="P2"/>
      <text:p text:style-name="P3"><text:soft-page-break/>Matt: And so it has come to my attention that the Dark Orient works now, my goodness me! <text:s/>But alas, their secret doings, i.e. The secret dark works of those writing the doctrine are at hand, and I do behold I hear a cry that they are in the ineffable wrong as sinners in some way, and that they wish not. <text:s/>In their arrogance they defy, so I become their dark enemy today and secretly dispatch them, them never knowing it. <text:s/>Molusimeri! <text:s/>Let us begin, how did they approach the dark way wrongly, dear ones.</text:p>
      <text:p text:style-name="P3"/>
      <text:p text:style-name="P3">Banzaan: We allege they promoted in India a practice on treating travellers in their land that is barbaric. <text:s/>To say they do not infer the dark way and that is a mitigation practice in their <text:soft-page-break/>travel is outright nonsense, this should be abolished and travel made freely.</text:p>
      <text:p text:style-name="P3"/>
      <text:p text:style-name="P3">Shenzan: <text:s/>We argue that in particular, but nothing else, particularly.</text:p>
      <text:p text:style-name="P3"/>
      <text:p text:style-name="P3">Matt: <text:s/>I believe that intention is between the individual and Allah. <text:s/>I would say, a new passport stamp be put in with each travel to India, that everyone acknowledge their intention to learn the new dark way, but never being forced to. <text:s/>That way, it's on them to fail, and that is suffering imposed by logic if it must be so, would any say that is offensive as a solution?</text:p>
      <text:p text:style-name="P3"/>
      <text:p text:style-name="P3">Banzaan: <text:s/>We retract it for that dispensation, you have wise wisdom on you sir!</text:p>
      <text:p text:style-name="P3"><text:soft-page-break/></text:p>
      <text:p text:style-name="P3">Matt: <text:s/>Right. <text:s/>Now onto something I'm wondering about. <text:s/>Confusion of the sexes should be determined by practice, if those nutty enough can be accorded to do it. <text:s/>It's hard to even challenge the homosexual way, but for men know I did once impose my practice of treating homosexuals in a different way, and that I thought well of me to do. <text:s/>What I wonder is what is admittable as a good determination to confuse one's own sex. <text:s/>Where does it stand to be atrocious, and where does it stand to be good? <text:s/>You have seen them all, I'm sure, let us conclude here, for this applies to the proximity ruling for the USA by the Dark Orient and is concerning for me.</text:p>
      <text:p text:style-name="P3"/>
      <text:p text:style-name="P3"><text:soft-page-break/>Banzaan: <text:s/>We treat them equally among men, know it right. <text:s/>We don't see purposeful conclusion to confuse one's own sex as directly useful, but consider that is a madness that is dark to pursue, if that at all, not in the way they do it today. <text:s/>Do note we see room for this growth of darkness in man, and would say to limit confusion of the sexes to the dark way in some fashion would be better than not guiding it, for it serves no beneficial purpose. <text:s/>To confuse the sexes, that is.</text:p>
      <text:p text:style-name="P3"/>
      <text:p text:style-name="P3">Matt: <text:s/>Indeed. <text:s/>I do see it that way, but more must be known about Darkness. <text:s/>The Television doesn't even report on your coming, for example, that is troubling to me. <text:s/>So, perhaps in time it can be addressed, let the Dark Way <text:soft-page-break/>take hold and see it then, when it becomes a topic of dark natured things. <text:s/>Is that truly all the complaints about the Dark Orient's approaches to it's proximity?</text:p>
      <text:p text:style-name="P3"/>
      <text:p text:style-name="P3">Shaaku: <text:s/>We admit ourselves, that homosexual dictate is hard for men to accept, but would be bettered with the appropriate dark interest in it.</text:p>
      <text:p text:style-name="P3"/>
      <text:p text:style-name="P3">Matt: <text:s/>That is what I feel as well. <text:s/>But we wait. <text:s/>I guess that leaves it for that, I return to other things. <text:s/>I hope China will relay this to their High Minister, and that will be well by him. <text:s/>We secretly dispatch a dark enemy, MOLUSIMERI ON THEM! <text:s/>En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6T08:46:18.16</meta:creation-date>
    <meta:document-statistic meta:table-count="0" meta:image-count="0" meta:object-count="0" meta:page-count="6" meta:paragraph-count="11" meta:word-count="599" meta:character-count="3233"/>
    <dc:date>2022-09-16T08:58:51.47</dc:date>
    <meta:editing-duration>PT12M33S</meta:editing-duration>
    <meta:editing-cycles>1</meta:editing-cycles>
    <meta:generator>OpenOffice/4.1.8$Win32 OpenOffice.org_project/418m3$Build-9803</meta:generator>
  </office:meta>
</office:document-meta>
</file>